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375cm" loext:decorative="false"/>
    </style:style>
    <style:style style:name="gr11" style:family="graphic" style:parent-style-name="standard">
      <style:graphic-properties svg:stroke-width="0cm" svg:stroke-color="#000000" draw:marker-start-width="0.2cm" draw:marker-end-width="0.2cm" draw:fill="gradient" draw:fill-gradient-name="Gradient_20_2" draw:gradient-step-count="0" draw:textarea-horizontal-align="justify" draw:textarea-vertical-align="middle" draw:auto-grow-height="false" fo:min-height="1.9cm" fo:min-width="11.65cm" fo:padding-top="0.125cm" fo:padding-bottom="0.125cm" fo:padding-left="0.25cm" fo:padding-right="0.25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979cm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693cm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6cm" fo:min-width="0cm" loext:decorative="false"/>
    </style:style>
    <style:style style:name="gr2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1.897cm" fo:min-width="1.728cm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draw:stroke="none" svg:stroke-color="#000000" draw:fill="none" draw:fill-color="#000000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35" style:family="graphic" style:parent-style-name="standard">
      <style:graphic-properties svg:stroke-color="#000000" draw:marker-start="Arrow" draw:marker-start-width="0.3cm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2.69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04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8pt"/>
    </style:style>
    <style:style style:name="P4" style:family="paragraph">
      <style:paragraph-properties fo:text-align="justify" fo:text-align-last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justify" fo:text-align-last="center" loext:tab-stop-distance="0cm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gradient" draw:fill-gradient-name="Gradient_20_2" draw:gradient-step-count="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4000" loext:opacity="100%" fo:font-size="12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8pt"/>
    </style:style>
    <style:style style:name="T8" style:family="text">
      <style:text-properties style:font-name="Liberation Sans" fo:font-size="18pt" style:font-name-asian="Liberation Sans" style:font-name-complex="Liberation Sans"/>
    </style:style>
    <style:style style:name="T9" style:family="text">
      <style:text-properties style:text-position="super 58%" style:font-name="Liberation Sans" fo:font-size="18pt" style:font-name-asian="Liberation Sans" style:font-name-complex="Liberation Sans"/>
    </style:style>
    <style:style style:name="T10" style:family="text">
      <style:text-properties style:font-name="Liberation Sans1" fo:font-size="18pt" style:font-name-asian="Liberation Sans" style:font-name-complex="Liberation Sans"/>
    </style:style>
    <style:style style:name="T11" style:family="text">
      <style:text-properties style:font-name="Liberation Serif" fo:font-size="18pt" style:font-name-asian="Liberation Serif" style:font-name-complex="Liberation Serif"/>
    </style:style>
    <style:style style:name="T12" style:family="text">
      <style:text-properties style:text-position="sub 58%" style:font-name="Liberation Serif" fo:font-size="18pt" style:font-name-asian="Liberation Serif" style:font-name-complex="Liberation Serif"/>
    </style:style>
    <style:style style:name="T13" style:family="text">
      <style:text-properties fo:color="#ff4000" loext:opacity="100%" fo:font-size="12pt"/>
    </style:style>
    <style:style style:name="T14" style:family="text">
      <style:text-properties style:text-position="0% 100%" style:font-name="Liberation Serif" fo:font-size="18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2.106cm" svg:x2="8.036cm" svg:y2="2.106cm">
          <text:p/>
        </draw:line>
        <draw:line draw:style-name="gr1" draw:text-style-name="P1" draw:layer="layout" svg:x1="6.25cm" svg:y1="2.688cm" svg:x2="8.036cm" svg:y2="2.688cm">
          <text:p/>
        </draw:line>
        <draw:line draw:style-name="gr1" draw:text-style-name="P1" draw:layer="layout" svg:x1="6.25cm" svg:y1="4.118cm" svg:x2="8.036cm" svg:y2="4.118cm">
          <text:p/>
        </draw:line>
        <draw:line draw:style-name="gr1" draw:text-style-name="P1" draw:layer="layout" svg:x1="6.25cm" svg:y1="3.438cm" svg:x2="8.036cm" svg:y2="3.438cm">
          <text:p/>
        </draw:line>
        <draw:line draw:style-name="gr1" draw:text-style-name="P1" draw:layer="layout" svg:x1="20.75cm" svg:y1="2.176cm" svg:x2="22.536cm" svg:y2="2.176cm">
          <text:p/>
        </draw:line>
        <draw:line draw:style-name="gr1" draw:text-style-name="P1" draw:layer="layout" svg:x1="20.75cm" svg:y1="2.758cm" svg:x2="22.536cm" svg:y2="2.758cm">
          <text:p/>
        </draw:line>
        <draw:line draw:style-name="gr2" draw:text-style-name="P1" draw:layer="layout" svg:x1="20.5cm" svg:y1="4.25cm" svg:x2="24.75cm" svg:y2="4.25cm">
          <text:p/>
        </draw:line>
        <draw:line draw:style-name="gr1" draw:text-style-name="P1" draw:layer="layout" svg:x1="20.75cm" svg:y1="3.508cm" svg:x2="22.536cm" svg:y2="3.508cm">
          <text:p/>
        </draw:line>
        <draw:frame draw:style-name="gr3" draw:text-style-name="P3" draw:layer="layout" svg:width="2.75cm" svg:height="1.062cm" svg:x="3.5cm" svg:y="2.25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2.75cm" svg:height="1cm" svg:x="3.75cm" svg:y="3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cm" svg:y="2.226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2.75cm" svg:y="2.938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frame draw:style-name="gr6" draw:text-style-name="P7" draw:layer="layout" svg:width="10.25cm" svg:height="1.673cm" svg:x="13.75cm" svg:y="18.077cm">
          <draw:text-box>
            <text:p text:style-name="P6"><text:span text:style-name="T4">k [W/mK], <text:s text:c="2"/>c</text:span><text:span text:style-name="T5">p</text:span><text:span text:style-name="T4"> [J/kgK], <text:s text:c="2"/></text:span><text:span text:style-name="T6">ρ</text:span><text:span text:style-name="T1"> [kg/m</text:span><text:span text:style-name="T7">3</text:span><text:span text:style-name="T1">]</text:span></text:p>
          </draw:text-box>
        </draw:frame>
        <draw:frame draw:style-name="gr5" draw:text-style-name="P3" draw:layer="layout" svg:width="3.25cm" svg:height="0.962cm" svg:x="5.5cm" svg:y="18.115cm">
          <draw:text-box>
            <text:p text:style-name="P2"><text:span text:style-name="T8">α [m</text:span><text:span text:style-name="T9">2</text:span><text:span text:style-name="T8">/s] </text:span><text:span text:style-name="T10">=</text:span></text:p>
          </draw:text-box>
        </draw:frame>
        <draw:line draw:style-name="gr7" draw:text-style-name="P1" draw:layer="layout" svg:x1="8.75cm" svg:y1="18.577cm" svg:x2="10.5cm" svg:y2="18.577cm">
          <text:p/>
        </draw:line>
        <draw:frame draw:style-name="gr5" draw:text-style-name="P3" draw:layer="layout" svg:width="0.714cm" svg:height="0.962cm" svg:x="9.25cm" svg:y="17.427cm">
          <draw:text-box>
            <text:p text:style-name="P2"><text:span text:style-name="T1">k</text:span></text:p>
          </draw:text-box>
        </draw:frame>
        <draw:frame draw:style-name="gr5" draw:text-style-name="P3" draw:layer="layout" svg:width="2.25cm" svg:height="0.962cm" svg:x="8.5cm" svg:y="18.615cm">
          <draw:text-box>
            <text:p text:style-name="P2"><text:span text:style-name="T8">ρ</text:span><text:span text:style-name="T1">.c</text:span><text:span text:style-name="T2">p</text:span></text:p>
          </draw:text-box>
        </draw:frame>
        <draw:frame draw:style-name="gr8" draw:text-style-name="P7" draw:layer="layout" svg:width="3cm" svg:height="1.673cm" svg:x="10.75cm" svg:y="18.077cm">
          <draw:text-box>
            <text:p text:style-name="P6"><text:span text:style-name="T4">, onde:</text:span></text:p>
          </draw:text-box>
        </draw:frame>
        <draw:frame draw:style-name="gr9" draw:text-style-name="P8" draw:layer="layout" svg:width="8.388cm" svg:height="0.966cm" svg:x="10.253cm" svg:y="5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6.95cm" svg:height="0.966cm" svg:x="10.941cm" svg:y="8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9" draw:layer="layout" svg:width="1cm" svg:height="1cm" draw:transform="rotate (-1.57411245237369) translate (14.641cm 7.13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1" draw:text-style-name="P10" draw:layer="layout" svg:width="12.25cm" svg:height="2.25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draw:transform="rotate (-1.57411245237369) translate (14.644cm 9.9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9" draw:layer="layout" svg:width="1cm" svg:height="1cm" draw:transform="rotate (-1.57411245237369) translate (14.641cm 13.38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2" draw:text-style-name="P8" draw:layer="layout" svg:width="5.981cm" svg:height="2.42cm" svg:x="11.511cm" svg:y="14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7" draw:layer="layout" svg:width="1.5cm" svg:height="1cm" svg:x="20.641cm" svg:y="5.882cm">
          <draw:text-box>
            <text:p text:style-name="P6"><text:span text:style-name="T4">(1)</text:span></text:p>
          </draw:text-box>
        </draw:frame>
        <draw:frame draw:style-name="gr14" draw:text-style-name="P7" draw:layer="layout" svg:width="1.5cm" svg:height="1cm" svg:x="20.641cm" svg:y="8.382cm">
          <draw:text-box>
            <text:p text:style-name="P6"><text:span text:style-name="T4">(2)</text:span></text:p>
          </draw:text-box>
        </draw:frame>
        <draw:frame draw:style-name="gr15" draw:text-style-name="P7" draw:layer="layout" svg:width="1.5cm" svg:height="1cm" svg:x="20.641cm" svg:y="11.382cm">
          <draw:text-box>
            <text:p text:style-name="P6"><text:span text:style-name="T4">(3)</text:span></text:p>
          </draw:text-box>
        </draw:frame>
        <draw:frame draw:style-name="gr16" draw:text-style-name="P7" draw:layer="layout" svg:width="1.5cm" svg:height="1cm" svg:x="20.641cm" svg:y="14.882cm">
          <draw:text-box>
            <text:p text:style-name="P6"><text:span text:style-name="T4">(4)</text:span></text:p>
          </draw:text-box>
        </draw:frame>
        <draw:line draw:style-name="gr1" draw:text-style-name="P1" draw:layer="layout" svg:x1="20.75cm" svg:y1="4.25cm" svg:x2="22.536cm" svg:y2="4.25cm">
          <text:p/>
        </draw:line>
        <draw:frame draw:style-name="gr17" draw:text-style-name="P7" draw:layer="layout" svg:width="0.5cm" svg:height="0.962cm" svg:x="24.25cm" svg:y="4.288cm">
          <draw:text-box>
            <text:p text:style-name="P6"><text:span text:style-name="T4">x</text:span></text:p>
          </draw:text-box>
        </draw:frame>
        <draw:frame draw:style-name="gr18" draw:text-style-name="P7" draw:layer="layout" svg:width="0.5cm" svg:height="0.962cm" svg:x="20.25cm" svg:y="4.25cm">
          <draw:text-box>
            <text:p text:style-name="P6"><text:span text:style-name="T4">L</text:span></text:p>
          </draw:text-box>
        </draw:frame>
        <draw:frame draw:style-name="gr19" draw:text-style-name="P7" draw:layer="layout" svg:width="0.5cm" svg:height="0.962cm" svg:x="8cm" svg:y="4.25cm">
          <draw:text-box>
            <text:p text:style-name="P6"><text:span text:style-name="T4">0</text:span></text:p>
          </draw:text-box>
        </draw:frame>
        <draw:frame draw:style-name="gr9" draw:text-style-name="P8" draw:layer="layout" svg:width="9.965cm" svg:height="1.421cm" svg:x="9.5cm" svg:y="11.5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8" draw:layer="layout" svg:width="1.938cm" svg:height="0.53cm" svg:x="18.062cm" svg:y="15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20" draw:text-style-name="P8" draw:layer="layout" svg:width="2.678cm" svg:height="2.347cm" svg:x="8.465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7.918cm" svg:x2="8.286cm" svg:y2="7.918cm">
          <text:p/>
        </draw:line>
        <draw:line draw:style-name="gr1" draw:text-style-name="P1" draw:layer="layout" svg:x1="6.5cm" svg:y1="8.5cm" svg:x2="8.286cm" svg:y2="8.5cm">
          <text:p/>
        </draw:line>
        <draw:line draw:style-name="gr1" draw:text-style-name="P1" draw:layer="layout" svg:x1="6.5cm" svg:y1="9.93cm" svg:x2="8.286cm" svg:y2="9.93cm">
          <text:p/>
        </draw:line>
        <draw:custom-shape draw:style-name="gr21" draw:text-style-name="P8" draw:layer="layout" svg:width="2.679cm" svg:height="2.347cm" svg:x="11.14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393cm" svg:height="2.347cm" svg:x="18.1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78cm" svg:height="0.167cm" svg:x="16.857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9cm" svg:height="0.167cm" svg:x="17.214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78cm" svg:height="0.167cm" svg:x="17.572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9.615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0.965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2.293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7cm" svg:height="0.336cm" svg:x="19.157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8.286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17.929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6cm" svg:height="0.336cm" svg:x="20.35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13.822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3.644cm" svg:y="8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4.79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6.1cm" svg:y="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9.25cm" svg:x2="8.286cm" svg:y2="9.25cm">
          <text:p/>
        </draw:line>
        <draw:line draw:style-name="gr1" draw:text-style-name="P1" draw:layer="layout" svg:x1="21cm" svg:y1="7.988cm" svg:x2="22.786cm" svg:y2="7.988cm">
          <text:p/>
        </draw:line>
        <draw:line draw:style-name="gr1" draw:text-style-name="P1" draw:layer="layout" svg:x1="21cm" svg:y1="8.57cm" svg:x2="22.786cm" svg:y2="8.57cm">
          <text:p/>
        </draw:line>
        <draw:line draw:style-name="gr1" draw:text-style-name="P1" draw:layer="layout" svg:x1="21cm" svg:y1="10cm" svg:x2="22.786cm" svg:y2="10cm">
          <text:p/>
        </draw:line>
        <draw:line draw:style-name="gr1" draw:text-style-name="P1" draw:layer="layout" svg:x1="21cm" svg:y1="9.32cm" svg:x2="22.786cm" svg:y2="9.32cm">
          <text:p/>
        </draw:line>
        <draw:frame draw:style-name="gr3" draw:text-style-name="P3" draw:layer="layout" svg:width="2.75cm" svg:height="1.062cm" svg:x="3.75cm" svg:y="8.062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1.25cm" svg:height="0.962cm" svg:x="9.25cm" svg:y="7.788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5" draw:layer="layout" svg:width="2.75cm" svg:height="1cm" svg:x="4cm" svg:y="8.812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frame draw:style-name="gr5" draw:text-style-name="P3" draw:layer="layout" svg:width="3.714cm" svg:height="0.962cm" svg:x="22.25cm" svg:y="8.038cm">
          <draw:text-box>
            <text:p text:style-name="P2"><text:span text:style-name="T1">U [m/s]</text:span></text:p>
          </draw:text-box>
        </draw:frame>
        <draw:frame draw:style-name="gr4" draw:text-style-name="P5" draw:layer="layout" svg:width="3.5cm" svg:height="1cm" svg:x="23cm" svg:y="8.75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line draw:style-name="gr27" draw:text-style-name="P13" draw:layer="layout" svg:x1="13.86cm" svg:y1="7.5cm" svg:x2="14cm" svg:y2="6.5cm">
          <text:p text:style-name="P8"><text:s text:c="3"/></text:p>
        </draw:line>
        <draw:line draw:style-name="gr28" draw:text-style-name="P13" draw:layer="layout" svg:x1="15cm" svg:y1="12.75cm" svg:x2="15cm" svg:y2="9.25cm">
          <text:p/>
        </draw:line>
        <draw:line draw:style-name="gr29" draw:text-style-name="P8" draw:layer="layout" svg:x1="12.5cm" svg:y1="12.5cm" svg:x2="15cm" svg:y2="12.5cm">
          <text:p/>
        </draw:line>
        <draw:line draw:style-name="gr28" draw:text-style-name="P13" draw:layer="layout" svg:x1="12.5cm" svg:y1="12.75cm" svg:x2="12.5cm" svg:y2="9.25cm">
          <text:p/>
        </draw:line>
        <draw:frame draw:style-name="gr5" draw:text-style-name="P3" draw:layer="layout" svg:width="3.714cm" svg:height="0.962cm" svg:x="12cm" svg:y="11.5cm">
          <draw:text-box>
            <text:p text:style-name="P2"><text:span text:style-name="T1">d [m]</text:span></text:p>
          </draw:text-box>
        </draw:frame>
        <draw:frame draw:style-name="gr5" draw:text-style-name="P5" draw:layer="layout" svg:width="1.25cm" svg:height="0.962cm" svg:x="12cm" svg:y="7.75cm">
          <draw:text-box>
            <text:p text:style-name="P4"><text:span text:style-name="T1">T</text:span><text:span text:style-name="T2">2</text:span></text:p>
          </draw:text-box>
        </draw:frame>
        <draw:frame draw:style-name="gr5" draw:text-style-name="P5" draw:layer="layout" svg:width="1.25cm" svg:height="0.962cm" svg:x="14.5cm" svg:y="7.75cm">
          <draw:text-box>
            <text:p text:style-name="P4"><text:span text:style-name="T1">T</text:span><text:span text:style-name="T2">3</text:span></text:p>
          </draw:text-box>
        </draw:frame>
        <draw:frame draw:style-name="gr5" draw:text-style-name="P5" draw:layer="layout" svg:width="1.25cm" svg:height="0.962cm" svg:x="18.75cm" svg:y="7.812cm">
          <draw:text-box>
            <text:p text:style-name="P4"><text:span text:style-name="T1">T</text:span><text:span text:style-name="T2">N</text:span></text:p>
          </draw:text-box>
        </draw:frame>
        <draw:frame draw:style-name="gr5" draw:text-style-name="P3" draw:layer="layout" svg:width="3.714cm" svg:height="0.962cm" svg:x="8cm" svg:y="11.5cm">
          <draw:text-box>
            <text:p text:style-name="P2"><text:span text:style-name="T1">d [m]</text:span></text:p>
          </draw:text-box>
        </draw:frame>
        <draw:line draw:style-name="gr28" draw:text-style-name="P13" draw:layer="layout" svg:x1="8.6cm" svg:y1="12.75cm" svg:x2="8.6cm" svg:y2="10.25cm">
          <text:p/>
        </draw:line>
        <draw:line draw:style-name="gr28" draw:text-style-name="P13" draw:layer="layout" svg:x1="11.1cm" svg:y1="12.75cm" svg:x2="11.1cm" svg:y2="10.25cm">
          <text:p/>
        </draw:line>
        <draw:line draw:style-name="gr29" draw:text-style-name="P8" draw:layer="layout" svg:x1="8.65cm" svg:y1="12.5cm" svg:x2="11.15cm" svg:y2="12.5cm">
          <text:p/>
        </draw:line>
        <draw:line draw:style-name="gr30" draw:text-style-name="P1" draw:layer="layout" svg:x1="14cm" svg:y1="4.75cm" svg:x2="10.25cm" svg:y2="8.5cm">
          <text:p/>
        </draw:line>
        <draw:line draw:style-name="gr30" draw:text-style-name="P1" draw:layer="layout" svg:x1="14cm" svg:y1="4.75cm" svg:x2="13.25cm" svg:y2="8.5cm">
          <text:p/>
        </draw:line>
        <draw:line draw:style-name="gr30" draw:text-style-name="P1" draw:layer="layout" svg:x1="14cm" svg:y1="4.75cm" svg:x2="14.5cm" svg:y2="8.5cm">
          <text:p/>
        </draw:line>
        <draw:line draw:style-name="gr30" draw:text-style-name="P1" draw:layer="layout" svg:x1="14cm" svg:y1="4.75cm" svg:x2="18.75cm" svg:y2="8.5cm">
          <text:p/>
        </draw:line>
        <draw:frame draw:style-name="gr9" draw:text-style-name="P8" draw:layer="layout" svg:width="9.845cm" svg:height="1.421cm" svg:x="9.405cm" svg:y="3.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7" draw:layer="layout" svg:width="1.5cm" svg:height="1cm" svg:x="20.75cm" svg:y="3.75cm">
          <draw:text-box>
            <text:p text:style-name="P6"><text:span text:style-name="T4">(5)</text:span></text:p>
          </draw:text-box>
        </draw:frame>
      </draw:page>
      <draw:page draw:name="page3" draw:style-name="dp1" draw:master-page-name="Default">
        <draw:custom-shape draw:style-name="gr21" draw:text-style-name="P8" draw:layer="layout" svg:width="2.679cm" svg:height="2.347cm" svg:x="19.178cm" svg:y="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28cm" svg:y="2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5cm" svg:height="0.962cm" svg:x="20.035cm" svg:y="1.463cm">
          <draw:text-box>
            <text:p text:style-name="P4"><text:span text:style-name="T11">ϕ</text:span><text:span text:style-name="T12">P</text:span></text:p>
          </draw:text-box>
        </draw:frame>
        <draw:custom-shape draw:style-name="gr21" draw:text-style-name="P8" draw:layer="layout" svg:width="2.679cm" svg:height="2.347cm" svg:x="19.206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7cm" svg:height="0.336cm" svg:x="19.028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20.356cm" svg:y="6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4cm" svg:height="0.336cm" svg:x="21.70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20.063cm" svg:y="5.06cm">
          <draw:text-box>
            <text:p text:style-name="P4"><text:span text:style-name="T11">ϕ</text:span><text:span text:style-name="T12">P</text:span></text:p>
          </draw:text-box>
        </draw:frame>
        <draw:line draw:style-name="gr32" draw:text-style-name="P1" draw:layer="layout" svg:x1="17.678cm" svg:y1="6.598cm" svg:x2="19.177cm" svg:y2="6.598cm">
          <text:p/>
        </draw:line>
        <draw:line draw:style-name="gr32" draw:text-style-name="P1" draw:layer="layout" svg:x1="21.979cm" svg:y1="6.569cm" svg:x2="23.478cm" svg:y2="6.569cm">
          <text:p/>
        </draw:line>
        <draw:frame draw:style-name="gr5" draw:text-style-name="P5" draw:layer="layout" svg:width="1.25cm" svg:height="0.962cm" svg:x="16.678cm" svg:y="6.098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23.428cm" svg:y="6.007cm">
          <draw:text-box>
            <text:p text:style-name="P4"><text:span text:style-name="T11">ϕ</text:span><text:span text:style-name="T12">d</text:span></text:p>
          </draw:text-box>
        </draw:frame>
        <draw:line draw:style-name="gr33" draw:text-style-name="P1" draw:layer="layout" svg:x1="4.428cm" svg:y1="4.057cm" svg:x2="4.428cm" svg:y2="5.807cm">
          <text:p/>
        </draw:line>
        <draw:frame draw:style-name="gr34" draw:text-style-name="P14" draw:layer="layout" svg:width="11.5cm" svg:height="0.906cm" svg:x="5.178cm" svg:y="4.307cm">
          <draw:text-box>
            <text:p text:style-name="P8"><text:span text:style-name="T13">Teorema de Gauss e Integração por Quadratura de Gauss</text:span></text:p>
          </draw:text-box>
        </draw:frame>
        <draw:frame draw:style-name="gr9" draw:text-style-name="P8" draw:layer="layout" svg:width="10.459cm" svg:height="1.38cm" svg:x="4.055cm" svg:y="6.3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0" draw:text-style-name="P1" draw:layer="layout" svg:x1="21.979cm" svg:y1="5.872cm" svg:x2="23.478cm" svg:y2="5.872cm">
          <text:p/>
        </draw:line>
        <draw:line draw:style-name="gr35" draw:text-style-name="P8" draw:layer="layout" svg:x1="17.728cm" svg:y1="5.901cm" svg:x2="19.227cm" svg:y2="5.901cm">
          <text:p/>
        </draw:line>
        <draw:frame draw:style-name="gr9" draw:text-style-name="P8" draw:layer="layout" svg:width="15.146cm" svg:height="1.654cm" svg:x="4.078cm" svg:y="7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3" draw:text-style-name="P1" draw:layer="layout" svg:x1="4.428cm" svg:y1="9.557cm" svg:x2="4.428cm" svg:y2="14.557cm">
          <text:p/>
        </draw:line>
        <draw:frame draw:style-name="gr36" draw:text-style-name="P14" draw:layer="layout" svg:width="9.25cm" svg:height="2.949cm" svg:x="5.178cm" svg:y="11.358cm">
          <draw:text-box>
            <text:p text:style-name="P8"><text:span text:style-name="T13">Interpolação linear para escrever valores nas faces em função de valores de centro</text:span></text:p>
            <text:p text:style-name="P8"><text:span text:style-name="T13"/></text:p>
            <text:p text:style-name="P8"><text:span text:style-name="T13">Considerando malha uniforme, temos:</text:span></text:p>
          </draw:text-box>
        </draw:frame>
        <draw:custom-shape draw:style-name="gr20" draw:text-style-name="P8" draw:layer="layout" svg:width="2.678cm" svg:height="2.347cm" svg:x="16.107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2.679cm" svg:height="2.347cm" svg:x="18.785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7.257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607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9.935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6cm" svg:height="0.336cm" svg:x="15.928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2.428cm" svg:height="2.347cm" svg:x="21.464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21.286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22.434cm" svg:y="1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23.742cm" svg:y="11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6.892cm" svg:y="10.598cm">
          <draw:text-box>
            <text:p text:style-name="P4"><text:span text:style-name="T14">ϕ</text:span><text:span text:style-name="T2">E</text:span></text:p>
          </draw:text-box>
        </draw:frame>
        <draw:frame draw:style-name="gr5" draw:text-style-name="P5" draw:layer="layout" svg:width="1.25cm" svg:height="0.962cm" svg:x="19.642cm" svg:y="10.56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22.142cm" svg:y="10.56cm">
          <draw:text-box>
            <text:p text:style-name="P4"><text:span text:style-name="T11">ϕ</text:span><text:span text:style-name="T2">D</text:span></text:p>
          </draw:text-box>
        </draw:frame>
        <draw:frame draw:style-name="gr5" draw:text-style-name="P5" draw:layer="layout" svg:width="0.75cm" svg:height="0.962cm" svg:x="21.028cm" svg:y="14.407cm">
          <draw:text-box>
            <text:p text:style-name="P4"><text:span text:style-name="T11">d</text:span></text:p>
          </draw:text-box>
        </draw:frame>
        <draw:frame draw:style-name="gr37" draw:text-style-name="P5" draw:layer="layout" svg:width="1cm" svg:height="1.054cm" svg:x="18.428cm" svg:y="14.407cm">
          <draw:text-box>
            <text:p text:style-name="P4"><text:span text:style-name="T11">e</text:span></text:p>
          </draw:text-box>
        </draw:frame>
        <draw:line draw:style-name="gr7" draw:text-style-name="P1" draw:layer="layout" svg:x1="21.428cm" svg:y1="13.057cm" svg:x2="21.428cm" svg:y2="14.557cm">
          <text:p/>
        </draw:line>
        <draw:frame draw:style-name="gr9" draw:text-style-name="P8" draw:layer="layout" svg:width="18.303cm" svg:height="1.595cm" svg:x="3.75cm" svg:y="15.6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9" draw:text-style-name="P8" draw:layer="layout" svg:x1="18.778cm" svg:y1="14.107cm" svg:x2="21.428cm" svg:y2="14.107cm">
          <text:p/>
        </draw:line>
        <draw:frame draw:style-name="gr5" draw:text-style-name="P5" draw:layer="layout" svg:width="0.75cm" svg:height="0.962cm" svg:x="19.678cm" svg:y="13.245cm">
          <draw:text-box>
            <text:p text:style-name="P4"><text:span text:style-name="T11">d</text:span></text:p>
          </draw:text-box>
        </draw:frame>
        <draw:line draw:style-name="gr7" draw:text-style-name="P1" draw:layer="layout" svg:x1="18.778cm" svg:y1="13.057cm" svg:x2="18.778cm" svg:y2="14.557cm">
          <text:p/>
        </draw:line>
        <draw:frame draw:style-name="gr5" draw:text-style-name="P5" draw:layer="layout" svg:width="1.25cm" svg:height="0.962cm" svg:x="20.428cm" svg:y="11.34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8.828cm" svg:y="11.307cm">
          <draw:text-box>
            <text:p text:style-name="P4"><text:span text:style-name="T11">ϕ</text:span><text:span text:style-name="T12">e</text:span></text:p>
          </draw:text-box>
        </draw:frame>
        <draw:frame draw:style-name="gr12" draw:text-style-name="P8" draw:layer="layout" svg:width="0.33cm" svg:height="0.57cm" svg:x="16.928cm" svg:y="5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0.33cm" svg:height="0.57cm" svg:x="23.678cm" svg:y="5.5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9.845cm" svg:height="1.421cm" svg:x="4.083cm" svg:y="2.0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7" draw:layer="layout" svg:width="1.5cm" svg:height="1cm" svg:x="23.25cm" svg:y="18cm">
          <draw:text-box>
            <text:p text:style-name="P6"><text:span text:style-name="T4">(6)</text:span></text:p>
          </draw:text-box>
        </draw:frame>
        <draw:frame draw:style-name="gr39" draw:text-style-name="P8" draw:layer="layout" svg:width="10.295cm" svg:height="1.5cm" svg:x="3.697cm" svg:y="17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  <draw:page draw:name="page4" draw:style-name="dp2" draw:master-page-name="Default">
        <draw:custom-shape draw:style-name="gr21" draw:text-style-name="P8" draw:layer="layout" svg:width="2.679cm" svg:height="2.347cm" svg:x="13.43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1.908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356cm" svg:height="0.336cm" svg:x="14.58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6.1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5.93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7.08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8.39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4.293cm" svg:y="2cm">
          <draw:text-box>
            <text:p text:style-name="P4"><text:span text:style-name="T11">ϕ</text:span><text:span text:style-name="T2">P</text:span></text:p>
          </draw:text-box>
        </draw:frame>
        <draw:frame draw:style-name="gr5" draw:text-style-name="P5" draw:layer="layout" svg:width="1.25cm" svg:height="0.962cm" svg:x="16.793cm" svg:y="2cm">
          <draw:text-box>
            <text:p text:style-name="P4"><text:span text:style-name="T11">ϕ</text:span><text:span text:style-name="T2">D</text:span></text:p>
          </draw:text-box>
        </draw:frame>
        <draw:line draw:style-name="gr7" draw:text-style-name="P1" draw:layer="layout" svg:x1="14.75cm" svg:y1="3.5cm" svg:x2="14.75cm" svg:y2="8.25cm">
          <text:p/>
        </draw:line>
        <draw:line draw:style-name="gr29" draw:text-style-name="P8" draw:layer="layout" svg:x1="13.5cm" svg:y1="6cm" svg:x2="14.75cm" svg:y2="6cm">
          <text:p/>
        </draw:line>
        <draw:frame draw:style-name="gr40" draw:text-style-name="P5" draw:layer="layout" svg:width="1.5cm" svg:height="0.954cm" svg:x="13.5cm" svg:y="4.95cm">
          <draw:text-box>
            <text:p text:style-name="P4"><text:span text:style-name="T11">d/2</text:span></text:p>
          </draw:text-box>
        </draw:frame>
        <draw:line draw:style-name="gr7" draw:text-style-name="P1" draw:layer="layout" svg:x1="13.5cm" svg:y1="4.75cm" svg:x2="13.5cm" svg:y2="6.25cm">
          <text:p/>
        </draw:line>
        <draw:frame draw:style-name="gr5" draw:text-style-name="P5" draw:layer="layout" svg:width="1.25cm" svg:height="0.962cm" svg:x="15.079cm" svg:y="2.785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3.479cm" svg:y="2.747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2.1cm" svg:y1="3.5cm" svg:x2="12.1cm" svg:y2="8.25cm">
          <text:p/>
        </draw:line>
        <draw:line draw:style-name="gr29" draw:text-style-name="P8" draw:layer="layout" svg:x1="12.1cm" svg:y1="7.75cm" svg:x2="14.75cm" svg:y2="7.75cm">
          <text:p/>
        </draw:line>
        <draw:frame draw:style-name="gr40" draw:text-style-name="P5" draw:layer="layout" svg:width="0.75cm" svg:height="0.954cm" svg:x="13.15cm" svg:y="6.85cm">
          <draw:text-box>
            <text:p text:style-name="P4"><text:span text:style-name="T11">d</text:span></text:p>
          </draw:text-box>
        </draw:frame>
        <draw:line draw:style-name="gr1" draw:text-style-name="P1" draw:layer="layout" svg:x1="11.464cm" svg:y1="2.238cm" svg:x2="13.25cm" svg:y2="2.238cm">
          <text:p/>
        </draw:line>
        <draw:line draw:style-name="gr1" draw:text-style-name="P1" draw:layer="layout" svg:x1="11.464cm" svg:y1="2.82cm" svg:x2="13.25cm" svg:y2="2.82cm">
          <text:p/>
        </draw:line>
        <draw:line draw:style-name="gr1" draw:text-style-name="P1" draw:layer="layout" svg:x1="11.464cm" svg:y1="4.25cm" svg:x2="13.25cm" svg:y2="4.25cm">
          <text:p/>
        </draw:line>
        <draw:line draw:style-name="gr1" draw:text-style-name="P1" draw:layer="layout" svg:x1="11.464cm" svg:y1="3.57cm" svg:x2="13.25cm" svg:y2="3.57cm">
          <text:p/>
        </draw:line>
        <draw:frame draw:style-name="gr3" draw:text-style-name="P3" draw:layer="layout" svg:width="2.6cm" svg:height="1.062cm" svg:x="8.75cm" svg:y="2.438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9.5cm" svg:y="3.25cm">
          <draw:text-box>
            <text:p text:style-name="P4"><text:span text:style-name="T1">T</text:span><text:span text:style-name="T2">i </text:span><text:span text:style-name="T3">[K]</text:span></text:p>
          </draw:text-box>
        </draw:frame>
        <draw:custom-shape draw:style-name="gr25" draw:text-style-name="P12" draw:layer="layout" svg:width="0.357cm" svg:height="0.336cm" svg:x="13.25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7.118cm" svg:height="2.393cm" svg:x="6.297cm" svg:y="11.9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15.146cm" svg:height="1.654cm" svg:x="6.25cm" svg:y="9.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3.907cm" svg:height="1.5cm" svg:x="6.218cm" svg:y="14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1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  <draw:frame draw:style-name="gr39" draw:text-style-name="P8" draw:layer="layout" svg:width="13.673cm" svg:height="1.5cm" svg:x="6.2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2" draw:text-style-name="P7" draw:layer="layout" svg:width="1.5cm" svg:height="1cm" svg:x="22.5cm" svg:y="17.3cm">
          <draw:text-box>
            <text:p text:style-name="P6"><text:span text:style-name="T4">(7)</text:span></text:p>
          </draw:text-box>
        </draw:frame>
      </draw:page>
      <draw:page draw:name="page5" draw:style-name="dp2" draw:master-page-name="Default">
        <draw:custom-shape draw:style-name="gr21" draw:text-style-name="P8" draw:layer="layout" svg:width="2.679cm" svg:height="2.347cm" svg:x="9.58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56cm" svg:height="0.336cm" svg:x="10.736cm" svg:y="3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2.428cm" svg:height="2.347cm" svg:x="12.26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354cm" svg:height="0.336cm" svg:x="12.087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3.235cm" svg:y="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357cm" svg:height="0.336cm" svg:x="14.543cm" svg:y="2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25cm" svg:height="0.962cm" svg:x="10.443cm" svg:y="2cm">
          <draw:text-box>
            <text:p text:style-name="P4"><text:span text:style-name="T11">ϕ</text:span><text:span text:style-name="T12">E</text:span></text:p>
          </draw:text-box>
        </draw:frame>
        <draw:frame draw:style-name="gr5" draw:text-style-name="P5" draw:layer="layout" svg:width="1.25cm" svg:height="0.962cm" svg:x="12.943cm" svg:y="2cm">
          <draw:text-box>
            <text:p text:style-name="P4"><text:span text:style-name="T11">ϕ</text:span><text:span text:style-name="T12">P</text:span></text:p>
          </draw:text-box>
        </draw:frame>
        <draw:line draw:style-name="gr7" draw:text-style-name="P1" draw:layer="layout" svg:x1="16.15cm" svg:y1="3.55cm" svg:x2="16.15cm" svg:y2="7.8cm">
          <text:p/>
        </draw:line>
        <draw:line draw:style-name="gr29" draw:text-style-name="P8" draw:layer="layout" svg:x1="13.4cm" svg:y1="5.8cm" svg:x2="14.65cm" svg:y2="5.8cm">
          <text:p/>
        </draw:line>
        <draw:frame draw:style-name="gr40" draw:text-style-name="P5" draw:layer="layout" svg:width="1.5cm" svg:height="0.954cm" svg:x="13.4cm" svg:y="4.75cm">
          <draw:text-box>
            <text:p text:style-name="P4"><text:span text:style-name="T11">d/2</text:span></text:p>
          </draw:text-box>
        </draw:frame>
        <draw:line draw:style-name="gr7" draw:text-style-name="P1" draw:layer="layout" svg:x1="14.65cm" svg:y1="4.5cm" svg:x2="14.65cm" svg:y2="6cm">
          <text:p/>
        </draw:line>
        <draw:frame draw:style-name="gr40" draw:text-style-name="P5" draw:layer="layout" svg:width="1.25cm" svg:height="0.954cm" svg:x="13.65cm" svg:y="2.7cm">
          <draw:text-box>
            <text:p text:style-name="P4"><text:span text:style-name="T11">ϕ</text:span><text:span text:style-name="T12">d</text:span></text:p>
          </draw:text-box>
        </draw:frame>
        <draw:frame draw:style-name="gr37" draw:text-style-name="P5" draw:layer="layout" svg:width="1cm" svg:height="1.054cm" svg:x="12.3cm" svg:y="2.746cm">
          <draw:text-box>
            <text:p text:style-name="P4"><text:span text:style-name="T11">ϕ</text:span><text:span text:style-name="T12">e</text:span></text:p>
          </draw:text-box>
        </draw:frame>
        <draw:line draw:style-name="gr7" draw:text-style-name="P1" draw:layer="layout" svg:x1="13.4cm" svg:y1="3.55cm" svg:x2="13.4cm" svg:y2="7.8cm">
          <text:p/>
        </draw:line>
        <draw:line draw:style-name="gr29" draw:text-style-name="P8" draw:layer="layout" svg:x1="13.4cm" svg:y1="7.3cm" svg:x2="16.15cm" svg:y2="7.3cm">
          <text:p/>
        </draw:line>
        <draw:frame draw:style-name="gr40" draw:text-style-name="P5" draw:layer="layout" svg:width="0.75cm" svg:height="0.954cm" svg:x="14.4cm" svg:y="6.4cm">
          <draw:text-box>
            <text:p text:style-name="P4"><text:span text:style-name="T11">d</text:span></text:p>
          </draw:text-box>
        </draw:frame>
        <draw:line draw:style-name="gr1" draw:text-style-name="P1" draw:layer="layout" svg:x1="15.114cm" svg:y1="2.188cm" svg:x2="16.9cm" svg:y2="2.188cm">
          <text:p/>
        </draw:line>
        <draw:line draw:style-name="gr1" draw:text-style-name="P1" draw:layer="layout" svg:x1="15.114cm" svg:y1="2.77cm" svg:x2="16.9cm" svg:y2="2.77cm">
          <text:p/>
        </draw:line>
        <draw:line draw:style-name="gr1" draw:text-style-name="P1" draw:layer="layout" svg:x1="15.114cm" svg:y1="4.2cm" svg:x2="16.9cm" svg:y2="4.2cm">
          <text:p/>
        </draw:line>
        <draw:line draw:style-name="gr1" draw:text-style-name="P1" draw:layer="layout" svg:x1="15.114cm" svg:y1="3.52cm" svg:x2="16.9cm" svg:y2="3.52cm">
          <text:p/>
        </draw:line>
        <draw:frame draw:style-name="gr3" draw:text-style-name="P3" draw:layer="layout" svg:width="2.6cm" svg:height="1.062cm" svg:x="17.15cm" svg:y="2.526cm">
          <draw:text-box>
            <text:p text:style-name="P2"><text:span text:style-name="T1">U [m/s]</text:span></text:p>
          </draw:text-box>
        </draw:frame>
        <draw:frame draw:style-name="gr5" draw:text-style-name="P5" draw:layer="layout" svg:width="2cm" svg:height="0.962cm" svg:x="17.688cm" svg:y="3.311cm">
          <draw:text-box>
            <text:p text:style-name="P4"><text:span text:style-name="T1">T</text:span><text:span text:style-name="T2">o </text:span><text:span text:style-name="T3">[K]</text:span></text:p>
          </draw:text-box>
        </draw:frame>
        <draw:custom-shape draw:style-name="gr25" draw:text-style-name="P12" draw:layer="layout" svg:width="0.357cm" svg:height="0.336cm" svg:x="9.408cm" svg:y="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36cm" svg:height="0.334cm" svg:x="15.89cm" svg:y="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13.86cm" svg:height="1.5cm" svg:x="5.526cm" svg:y="9.3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7" draw:layer="layout" svg:width="1.5cm" svg:height="1cm" svg:x="21.808cm" svg:y="9.632cm">
          <draw:text-box>
            <text:p text:style-name="P6"><text:span text:style-name="T4">(8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4000" draw:start-intensity="100%" draw:end-intensity="100%" draw:angle="90deg" draw:border="0%">
      <loext:gradient-stop svg:offset="0" loext:color-type="rgb" loext:color-value="#3465a4"/>
      <loext:gradient-stop svg:offset="1" loext:color-type="rgb" loext:color-value="#ff4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15:24.933224532</meta:creation-date>
    <dc:date>2025-12-08T14:45:57.782200767</dc:date>
    <meta:editing-duration>PT11H28M35S</meta:editing-duration>
    <meta:editing-cycles>80</meta:editing-cycles>
    <meta:generator>LibreOffice/24.2.7.2$Linux_X86_64 LibreOffice_project/420$Build-2</meta:generator>
    <meta:document-statistic meta:object-count="188"/>
  </office:meta>
</office:document-meta>
</file>

<file path=Object 1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i>ρ</mi>
              <mn>.</mn>
              <msub>
                <mi>c</mi>
                <mi>p</mi>
              </msub>
              <mn>.</mn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k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 %rho . c_{p} . vec U.T) = nabla cdot (k vec nabla T) + F_{%phi} </annotation>
  </semantics>
</math>
</file>

<file path=Object 10/content.xml><?xml version="1.0" encoding="utf-8"?>
<math xmlns="http://www.w3.org/1998/Math/MathML" display="block">
  <semantics>
    <mrow>
      <mfrac>
        <mrow>
          <mi>T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sub>
              <mi>T</mi>
              <mi>i</mi>
            </msub>
          </mrow>
        </mrow>
        <mrow>
          <msub>
            <mi>T</mi>
            <mi>o</mi>
          </msub>
          <mo stretchy="false">−</mo>
          <msub>
            <mi>T</mi>
            <mi>i</mi>
          </msub>
        </mrow>
      </mfrac>
      <mo stretchy="false">=</mo>
      <mrow>
        <msub>
          <mi>T</mi>
          <mi>i</mi>
        </msub>
        <mo stretchy="false">+</mo>
        <mfrac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x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  <mrow>
            <msup>
              <mi>e</mi>
              <mrow>
                <mo fence="true" form="prefix" stretchy="false">(</mo>
                <mrow>
                  <mfrac>
                    <mrow>
                      <mi>u</mi>
                      <mn>.</mn>
                      <mi>L</mi>
                    </mrow>
                    <mi>α</mi>
                  </mfrac>
                </mrow>
                <mo fence="true" form="postfix" stretchy="false">)</mo>
              </mrow>
            </msup>
            <mo stretchy="false">−</mo>
            <mn>1</mn>
          </mrow>
        </mfrac>
      </mrow>
    </mrow>
    <annotation encoding="StarMath 5.0">{T(x)- T_{i} } over { T_{o}- T_{i}  } = T_{i}+ { e^{( {u.x} over { %alpha })}-1 } over { e^{( {u.L} over { %alpha })}-1 }</annotation>
  </semantics>
</math>
</file>

<file path=Object 11/content.xml><?xml version="1.0" encoding="utf-8"?>
<math xmlns="http://www.w3.org/1998/Math/MathML" display="block">
  <semantics>
    <mrow>
      <mi>u</mi>
      <mn>.</mn>
      <mi>A</mi>
      <mrow>
        <mrow>
          <mrow>
            <mo fence="true" form="prefix" stretchy="false">(</mo>
            <mrow>
              <mfrac>
                <mrow>
                  <msub>
                    <mi>ϕ</mi>
                    <mi>D</mi>
                  </msub>
                  <mo stretchy="false">+</mo>
                  <msub>
                    <mi>ϕ</mi>
                    <mi>P</mi>
                  </msub>
                </mrow>
                <mn>2</mn>
              </mfrac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n>.</mn>
                <msub>
                  <mi>T</mi>
                  <mi>i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  <mfrac>
                          <mi>d</mi>
                          <mn>2</mn>
                        </mfrac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u.A({%phi_{D} + %phi_{P}} over {2} ) - (u.A.T_{i})   - [( %alpha .A. {%phi_{D} - %phi_{P}} over {d}) - (%alpha .A. {%phi_{P} - T_{i} } over { {d} over {2} } )]   = dot q .V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13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%phi)} from{d} - evaluate {(u.A.%phi )} from{e}   - [evaluate {( %alpha .A. { partial %phi } over { partial x }  )} from {d}-evaluate {( %alpha .A. { partial %phi } over { partial x }  )} from {e}]   = dot q .V</annotation>
  </semantics>
</math>
</file>

<file path=Object 14/content.xml><?xml version="1.0" encoding="utf-8"?>
<math xmlns="http://www.w3.org/1998/Math/MathML" display="block">
  <semantics>
    <mrow>
      <mfrac>
        <mi>u</mi>
        <mn>2</mn>
      </mfrac>
      <mrow>
        <mrow>
          <mrow>
            <mo fence="true" form="prefix" stretchy="false">(</mo>
            <mrow>
              <mrow>
                <msub>
                  <mi>ϕ</mi>
                  <mi>D</mi>
                </msub>
                <mo stretchy="false">+</mo>
                <msub>
                  <mi>ϕ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frac>
                  <mi>α</mi>
                  <mi>d</mi>
                </mfrac>
                <mrow>
                  <mrow>
                    <mo fence="true" form="prefix" stretchy="false">(</mo>
                    <mrow>
                      <mrow>
                        <msub>
                          <mi>ϕ</mi>
                          <mi>D</mi>
                        </msub>
                        <mo stretchy="false">−</mo>
                        <msub>
                          <mi>ϕ</mi>
                          <mi>P</mi>
                        </msub>
                      </mrow>
                    </mrow>
                    <mo fence="true" form="postfix" stretchy="false">)</mo>
                  </mrow>
                  <mo stretchy="false">−</mo>
                  <mfrac>
                    <mrow>
                      <mn>2.</mn>
                      <mi>α</mi>
                    </mrow>
                    <mi>d</mi>
                  </mfrac>
                </mrow>
                <msub>
                  <mi>ϕ</mi>
                  <mi>P</mi>
                </msub>
              </mrow>
            </mrow>
            <mo fence="true" form="postfix" stretchy="false">]</mo>
          </mrow>
        </mrow>
        <mo stretchy="false">=</mo>
        <mrow>
          <mfrac>
            <mrow>
              <mover accent="true">
                <mi>q</mi>
                <mo stretchy="false">˙</mo>
              </mover>
              <mn>.</mn>
              <mi>V</mi>
            </mrow>
            <mi>A</mi>
          </mfrac>
          <mo stretchy="false">+</mo>
          <mrow>
            <mo fence="true" form="prefix" stretchy="false">(</mo>
            <mrow>
              <mrow>
                <mi>u</mi>
                <mo stretchy="false">+</mo>
                <mfrac>
                  <mrow>
                    <mn>2.</mn>
                    <mi>α</mi>
                  </mrow>
                  <mi>d</mi>
                </mfrac>
              </mrow>
            </mrow>
            <mo fence="true" form="postfix" stretchy="false">)</mo>
          </mrow>
        </mrow>
      </mrow>
      <msub>
        <mi>T</mi>
        <mi>i</mi>
      </msub>
    </mrow>
    <annotation encoding="StarMath 5.0"> {u} over {2} (%phi_{D} + %phi_{P}) - [{%alpha} over {d} (%phi_{D} - %phi_{P}) - {2.%alpha} over {d} %phi_{P}]   =  { dot q .V} over {A}  + (u + {2.%alpha} over {d})T_{i}</annotation>
  </semantics>
</math>
</file>

<file path=Object 16/content.xml><?xml version="1.0" encoding="utf-8"?>
<math xmlns="http://www.w3.org/1998/Math/MathML" display="block">
  <semantics>
    <mrow>
      <mi mathvariant="italic">para</mi>
      <mrow>
        <msub>
          <mi>F</mi>
          <mi>ϕ</mi>
        </msub>
        <mo stretchy="false">=</mo>
        <mn>0</mn>
      </mrow>
    </mrow>
    <annotation encoding="StarMath 5.0">para F_{ %phi } = 0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u</mi>
              <mn>2</mn>
            </mfrac>
            <mo stretchy="false">+</mo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n>0.</mn>
      </mrow>
      <mrow>
        <msub>
          <mi>ϕ</mi>
          <mi>E</mi>
        </msub>
        <mo stretchy="false">+</mo>
        <mrow>
          <mo fence="true" form="prefix" stretchy="false">(</mo>
          <mrow>
            <mrow>
              <mi>u</mi>
              <mo stretchy="false">+</mo>
              <mfrac>
                <mrow>
                  <mn>2.</mn>
                  <mi>α</mi>
                </mrow>
                <mi>d</mi>
              </mfrac>
            </mrow>
          </mrow>
          <mo fence="true" form="postfix" stretchy="false">)</mo>
        </mrow>
      </mrow>
      <mrow>
        <msub>
          <mi>T</mi>
          <mi>i</mi>
        </msub>
        <mo stretchy="false">+</mo>
        <mover accent="true">
          <mi>q</mi>
          <mo stretchy="false">˙</mo>
        </mover>
      </mrow>
      <mn>.</mn>
      <mi>d</mi>
    </mrow>
    <annotation encoding="StarMath 5.0"> ({u} over {2} + {%alpha} over {d} + {2.%alpha} over {d}) %phi_{P} = ({%alpha} over {d} - {u} over {2}) %phi_{D} + 0.%phi_{E} + (u + {2.%alpha} over {d})T_{i} + dot q .d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row>
                <mn>2.</mn>
                <mi>α</mi>
              </mrow>
              <mi>d</mi>
            </mfrac>
            <mo stretchy="false">−</mo>
            <mfrac>
              <mi>u</mi>
              <mn>2</mn>
            </mfrac>
          </mrow>
        </mrow>
        <mo fence="true" form="postfix" stretchy="false">)</mo>
      </mrow>
      <mrow>
        <msub>
          <mi>ϕ</mi>
          <mi>P</mi>
        </msub>
        <mo stretchy="false">=</mo>
        <mn>0.</mn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row>
          <mo fence="true" form="prefix" stretchy="false">(</mo>
          <mrow>
            <mrow>
              <mfrac>
                <mrow>
                  <mn>2.</mn>
                  <mi>α</mi>
                </mrow>
                <mi>d</mi>
              </mfrac>
              <mo stretchy="false">−</mo>
              <mi>u</mi>
            </mrow>
          </mrow>
          <mo fence="true" form="postfix" stretchy="false">)</mo>
        </mrow>
      </mrow>
      <mrow>
        <msub>
          <mi>T</mi>
          <mi>o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2.%alpha} over {d} - {u} over {2}) %phi_{P} = 0. %phi_{D} + ({%alpha} over {d} + {u} over {2}) %phi_{E} + ({2.%alpha} over {d} - u)T_{o} + dot q .d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⋅</mo>
        <mrow>
          <mo fence="true" form="prefix" stretchy="false">(</mo>
          <mrow>
            <mrow>
              <mover accent="true">
                <mi>U</mi>
                <mo stretchy="false">⃗</mo>
              </mover>
              <mn>.</mn>
              <mi>T</mi>
            </mrow>
          </mrow>
          <mo fence="true" form="postfix" stretchy="false">)</mo>
        </mrow>
      </mrow>
      <mo stretchy="false">=</mo>
      <mrow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  <mo stretchy="false">+</mo>
        <msub>
          <mi>F</mi>
          <mi>ϕ</mi>
        </msub>
      </mrow>
    </mrow>
    <annotation encoding="StarMath 5.0">nabla cdot (vec U.T) = nabla cdot ( %alpha vec nabla T) + F_{%phi} 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α</mi>
              <mi>d</mi>
            </mfrac>
            <mo stretchy="false">+</mo>
            <mfrac>
              <mi>α</mi>
              <mi>d</mi>
            </mfrac>
          </mrow>
        </mrow>
        <mo fence="true" form="postfix" stretchy="false">)</mo>
      </mrow>
      <mrow>
        <msub>
          <mi>ϕ</mi>
          <mi>P</mi>
        </msub>
        <mo stretchy="false">=</mo>
        <mrow>
          <mo fence="true" form="prefix" stretchy="false">(</mo>
          <mrow>
            <mrow>
              <mfrac>
                <mi>α</mi>
                <mi>d</mi>
              </mfrac>
              <mo stretchy="false">−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D</mi>
        </msub>
        <mo stretchy="false">+</mo>
        <mrow>
          <mo fence="true" form="prefix" stretchy="false">(</mo>
          <mrow>
            <mrow>
              <mfrac>
                <mi>α</mi>
                <mi>d</mi>
              </mfrac>
              <mo stretchy="false">+</mo>
              <mfrac>
                <mi>u</mi>
                <mn>2</mn>
              </mfrac>
            </mrow>
          </mrow>
          <mo fence="true" form="postfix" stretchy="false">)</mo>
        </mrow>
      </mrow>
      <mrow>
        <msub>
          <mi>ϕ</mi>
          <mi>E</mi>
        </msub>
        <mo stretchy="false">+</mo>
        <mover accent="true">
          <mi>q</mi>
          <mo stretchy="false">˙</mo>
        </mover>
      </mrow>
      <mn>.</mn>
      <mi>d</mi>
    </mrow>
    <annotation encoding="StarMath 5.0"> ({%alpha} over {d} + {%alpha} over {d}) %phi_{P} = ({%alpha} over {d} - {u} over {2}) %phi_{D} + ({%alpha} over {d} + {u} over {2}) %phi_{E} + dot q .d</annotation>
  </semantics>
</math>
</file>

<file path=Object 3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ϕ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ϕ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%phi) - nabla cdot ( %alpha vec nabla %phi) dV  = int from{V} F_{%phi} dV</annotation>
  </semantics>
</math>
</file>

<file path=Object 4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row>
                    <mover accent="true">
                      <mi>U</mi>
                      <mo stretchy="false">⃗</mo>
                    </mover>
                    <mo stretchy="false">⋅</mo>
                    <mover accent="true">
                      <mi>n</mi>
                      <mo stretchy="false">^</mo>
                    </mover>
                  </mrow>
                  <mn>.</mn>
                  <mi>A</mi>
                  <mn>.</mn>
                  <mi>ϕ</mi>
                </mrow>
              </mrow>
              <mo fence="true" form="postfix" stretchy="false">)</mo>
            </mrow>
          </mrow>
          <mo stretchy="false">−</mo>
          <mrow>
            <munder>
              <mo stretchy="false">∑</mo>
              <mi mathvariant="italic">faces</mi>
            </munder>
            <mrow>
              <mo fence="true" form="prefix" stretchy="false">(</mo>
              <mrow>
                <mrow>
                  <mi>α</mi>
                  <mn>.</mn>
                  <mi>A</mi>
                  <mn>.</mn>
                  <mover accent="true">
                    <mo stretchy="false">∇</mo>
                    <mo stretchy="false">⃗</mo>
                  </mover>
                  <mrow>
                    <mi>ϕ</mi>
                    <mo stretchy="false">⋅</mo>
                    <mover accent="true">
                      <mi>n</mi>
                      <mo stretchy="false">^</mo>
                    </mover>
                  </mrow>
                </mrow>
              </mrow>
              <mo fence="true" form="postfix" stretchy="false">)</mo>
            </mrow>
          </mrow>
        </mrow>
        <mo stretchy="false">=</mo>
        <mover accent="true">
          <mi>q</mi>
          <mo stretchy="false">˙</mo>
        </mover>
      </mrow>
      <mn>.</mn>
      <mi>V</mi>
    </mrow>
    <annotation encoding="StarMath 5.0">sum from{faces} (vec U cdot hat n . A. %phi  )  - sum from{faces} ( %alpha .A.vec nabla %phi cdot hat n )  = dot q .V</annotation>
  </semantics>
</math>
</file>

<file path=Object 5/content.xml><?xml version="1.0" encoding="utf-8"?>
<math xmlns="http://www.w3.org/1998/Math/MathML" display="block">
  <semantics>
    <mrow>
      <mrow>
        <mrow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d</mi>
          </msub>
          <mo stretchy="false">−</mo>
          <msub>
            <mrow>
              <mrow>
                <mrow>
                  <mo fence="true" form="prefix" stretchy="false">(</mo>
                  <mrow>
                    <mrow>
                      <mi>u</mi>
                      <mn>.</mn>
                      <mi>A</mi>
                      <mn>.</mn>
                      <mi>ϕ</mi>
                    </mrow>
                  </mrow>
                  <mo fence="true" form="postfix" stretchy="false">)</mo>
                </mrow>
              </mrow>
              <mo fence="true" form="postfix" stretchy="true">|</mo>
            </mrow>
            <mi>e</mi>
          </msub>
          <mo stretchy="false">−</mo>
          <mrow>
            <mo fence="true" form="prefix" stretchy="false">[</mo>
            <mrow>
              <mrow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d</mi>
                </msub>
                <mo stretchy="false">−</mo>
                <msub>
                  <mrow>
                    <mrow>
                      <mrow>
                        <mo fence="true" form="prefix" stretchy="false">(</mo>
                        <mrow>
                          <mrow>
                            <mi>α</mi>
                            <mn>.</mn>
                            <mi>A</mi>
                            <mn>.</mn>
                            <mfrac>
                              <mrow>
                                <mo stretchy="false">∂</mo>
                                <mi>ϕ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form="postfix" stretchy="false">)</mo>
                      </mrow>
                    </mrow>
                    <mo fence="true" form="postfix" stretchy="true">|</mo>
                  </mrow>
                  <mi>e</mi>
                </msub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 evaluate {(u.A. %phi)} from{d} - evaluate {( u.A.%phi)} from{e}   - [evaluate {( %alpha .A. { partial %phi } over { partial x }  )} from {d}-evaluate {( %alpha .A. { partial %phi } over { partial x }  )} from {e}]  =  dot q .V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D</mi>
                    </msub>
                    <mo stretchy="false">+</mo>
                    <msub>
                      <mi>ϕ</mi>
                      <mi>P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u</mi>
                <mn>.</mn>
                <mi>A</mi>
                <mfrac>
                  <mrow>
                    <msub>
                      <mi>ϕ</mi>
                      <mi>P</mi>
                    </msub>
                    <mo stretchy="false">+</mo>
                    <msub>
                      <mi>ϕ</mi>
                      <mi>E</mi>
                    </msub>
                  </mrow>
                  <mn>2</mn>
                </mfrac>
              </mrow>
            </mrow>
            <mo fence="true" form="postfix" stretchy="false">)</mo>
          </mrow>
          <mo stretchy="false">−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D</mi>
                          </msub>
                          <mo stretchy="false">−</mo>
                          <msub>
                            <mi>ϕ</mi>
                            <mi>P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  <mo stretchy="false">−</mo>
                <mrow>
                  <mo fence="true" form="prefix" stretchy="false">(</mo>
                  <mrow>
                    <mrow>
                      <mi>α</mi>
                      <mn>.</mn>
                      <mi>A</mi>
                      <mn>.</mn>
                      <mfrac>
                        <mrow>
                          <msub>
                            <mi>ϕ</mi>
                            <mi>P</mi>
                          </msub>
                          <mo stretchy="false">−</mo>
                          <msub>
                            <mi>ϕ</mi>
                            <mi>E</mi>
                          </msub>
                        </mrow>
                        <mi>d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over accent="true">
          <mi>q</mi>
          <mo stretchy="false">˙</mo>
        </mover>
      </mrow>
      <mn>.</mn>
      <mi>V</mi>
    </mrow>
    <annotation encoding="StarMath 5.0">(u.A{%phi_{D} + %phi_{P}} over {2} ) - (u.A{%phi_{P} + %phi_{E}} over {2} )   - [( %alpha .A. {%phi_{D} - %phi_{P}} over {d}) - (  %alpha .A. {%phi_{P} - %phi_{E}} over {d} )]   = dot q .V</annotation>
  </semantics>
</math>
</file>

<file path=Object 7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8/content.xml><?xml version="1.0" encoding="utf-8"?>
<math xmlns="http://www.w3.org/1998/Math/MathML" display="block">
  <semantics>
    <mover accent="true">
      <mi>n</mi>
      <mo stretchy="true">^</mo>
    </mover>
    <annotation encoding="StarMath 5.0">widehat {n} </annotation>
  </semantics>
</math>
</file>

<file path=Object 9/content.xml><?xml version="1.0" encoding="utf-8"?>
<math xmlns="http://www.w3.org/1998/Math/MathML" display="block">
  <semantics>
    <mrow>
      <mrow>
        <mrow>
          <mrow>
            <munder>
              <mo stretchy="false">∫</mo>
              <mi>V</mi>
            </munder>
            <mo stretchy="false">∇</mo>
          </mrow>
          <mo stretchy="false">⋅</mo>
          <mrow>
            <mo fence="true" form="prefix" stretchy="false">(</mo>
            <mrow>
              <mrow>
                <mover accent="true">
                  <mi>U</mi>
                  <mo stretchy="false">⃗</mo>
                </mover>
                <mn>.</mn>
                <mi>T</mi>
              </mrow>
            </mrow>
            <mo fence="true" form="postfix" stretchy="false">)</mo>
          </mrow>
        </mrow>
        <mo stretchy="false">−</mo>
        <mrow>
          <mo stretchy="false">∇</mo>
          <mo stretchy="false">⋅</mo>
          <mrow>
            <mo fence="true" form="prefix" stretchy="false">(</mo>
            <mrow>
              <mrow>
                <mi>α</mi>
                <mover accent="true">
                  <mo stretchy="false">∇</mo>
                  <mo stretchy="false">⃗</mo>
                </mover>
                <mi>T</mi>
              </mrow>
            </mrow>
            <mo fence="true" form="postfix" stretchy="false">)</mo>
          </mrow>
        </mrow>
      </mrow>
      <mrow>
        <mi mathvariant="italic">dV</mi>
        <mo stretchy="false">=</mo>
        <mrow>
          <munder>
            <mo stretchy="false">∫</mo>
            <mi>V</mi>
          </munder>
          <msub>
            <mi>F</mi>
            <mi>ϕ</mi>
          </msub>
        </mrow>
      </mrow>
      <mi mathvariant="italic">dV</mi>
    </mrow>
    <annotation encoding="StarMath 5.0">int from{V} nabla cdot (vec U.T) - nabla cdot ( %alpha vec nabla T) dV  = int from{V} F_{%phi} dV</annotation>
  </semantics>
</math>
</file>